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45224"/>
    </style:style>
    <style:style style:name="P4" style:family="paragraph" style:list-style-name="L2"/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045224"/>
    </style:style>
    <style:style style:name="P7" style:family="paragraph" style:list-style-name="L3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045224"/>
    </style:style>
    <style:style style:name="P10" style:family="paragraph" style:list-style-name="L4"/>
    <style:style style:name="P11" style:family="paragraph" style:parent-style-name="Text_20_body" style:list-style-name="L4"/>
    <style:style style:name="P12" style:family="paragraph" style:parent-style-name="Text_20_body" style:list-style-name="L4">
      <style:text-properties officeooo:paragraph-rsid="0005b56c"/>
    </style:style>
    <style:style style:name="P13" style:family="paragraph" style:list-style-name="L5"/>
    <style:style style:name="P14" style:family="paragraph" style:parent-style-name="Text_20_body" style:list-style-name="L5"/>
    <style:style style:name="P15" style:family="paragraph" style:parent-style-name="Text_20_body" style:list-style-name="L5">
      <style:text-properties officeooo:paragraph-rsid="0005b56c"/>
    </style:style>
    <style:style style:name="P16" style:family="paragraph" style:list-style-name="L6"/>
    <style:style style:name="P17" style:family="paragraph" style:parent-style-name="Text_20_body" style:list-style-name="L6"/>
    <style:style style:name="P18" style:family="paragraph" style:parent-style-name="Text_20_body" style:list-style-name="L6">
      <style:text-properties officeooo:paragraph-rsid="0005b56c"/>
    </style:style>
    <style:style style:name="P19" style:family="paragraph" style:list-style-name="L7"/>
    <style:style style:name="P20" style:family="paragraph" style:parent-style-name="Text_20_body" style:list-style-name="L7"/>
    <style:style style:name="P21" style:family="paragraph" style:parent-style-name="Text_20_body" style:list-style-name="L7">
      <style:text-properties officeooo:paragraph-rsid="0005b56c"/>
    </style:style>
    <style:style style:name="P22" style:family="paragraph" style:list-style-name="L8"/>
    <style:style style:name="P23" style:family="paragraph" style:parent-style-name="Text_20_body" style:list-style-name="L8"/>
    <style:style style:name="P24" style:family="paragraph" style:parent-style-name="Text_20_body" style:list-style-name="L8">
      <style:text-properties officeooo:paragraph-rsid="0005b56c"/>
    </style:style>
    <style:style style:name="P25" style:family="paragraph" style:list-style-name="L9"/>
    <style:style style:name="P26" style:family="paragraph" style:parent-style-name="Text_20_body" style:list-style-name="L9"/>
    <style:style style:name="P27" style:family="paragraph" style:parent-style-name="Text_20_body" style:list-style-name="L9">
      <style:text-properties officeooo:paragraph-rsid="0005b56c"/>
    </style:style>
    <style:style style:name="P28" style:family="paragraph" style:list-style-name="L10"/>
    <style:style style:name="P29" style:family="paragraph" style:list-style-name="L11"/>
    <style:style style:name="P30" style:family="paragraph" style:list-style-name="L12"/>
    <style:style style:name="P31" style:family="paragraph" style:list-style-name="L13"/>
    <style:style style:name="P32" style:family="paragraph" style:list-style-name="L14"/>
    <style:style style:name="P33" style:family="paragraph" style:list-style-name="L15"/>
    <style:style style:name="P34" style:family="paragraph" style:list-style-name="L16"/>
    <style:style style:name="P35" style:family="paragraph" style:list-style-name="L17"/>
    <style:style style:name="P36" style:family="paragraph" style:list-style-name="L18"/>
    <style:style style:name="T1" style:family="text">
      <style:text-properties loext:padding="0.0193in" loext:border="0.06pt solid #d9d9e3"/>
    </style:style>
    <style:style style:name="T2" style:family="text">
      <style:text-properties officeooo:rsid="0005b56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tab/><text:tab/><text:tab/><text:tab/></text:span><text:span text:style-name="Strong_20_Emphasis"><text:span text:style-name="T2">List of questions that can be asked during a job interview</text:span></text:span></text:p>
      <text:p text:style-name="Text_20_body"><text:span text:style-name="Strong_20_Emphasis">Background and Experience:</text:span></text:p>
      <text:list xml:id="list1612089893" text:style-name="L1">
        <text:list-item>
          <text:p text:style-name="P2">Can you provide a brief overview of your educational background and relevant degrees or certifications?</text:p>
        </text:list-item>
        <text:list-item>
          <text:p text:style-name="P2">What is your work history, including your previous positions, roles, and responsibilities?</text:p>
        </text:list-item>
        <text:list-item>
          <text:p text:style-name="P2">Have you worked in a similar industry or role before? If so, can you describe your experience?</text:p>
        </text:list-item>
        <text:list-item>
          <text:p text:style-name="P2">What specific achievements or accomplishments in your previous roles are you most proud of?</text:p>
        </text:list-item>
        <text:list-item>
          <text:p text:style-name="P2">How does your past experience align with the requirements of this position?</text:p>
        </text:list-item>
        <text:list-item>
          <text:p text:style-name="P2">Are there any gaps in your employment history, and if so, can you explain them?</text:p>
        </text:list-item>
        <text:list-item>
          <text:p text:style-name="P2">Can you discuss any relevant volunteer work or internships that have contributed to your skillset?</text:p>
        </text:list-item>
        <text:list-item>
          <text:p text:style-name="P2">Have you ever had to transition between different career fields, and how did you adapt to those changes?</text:p>
        </text:list-item>
        <text:list-item>
          <text:p text:style-name="P2">What professional development or training have you undertaken to enhance your skills?</text:p>
        </text:list-item>
        <text:list-item>
          <text:p text:style-name="P2">Are there any specific projects or challenges you've faced that demonstrate your ability to excel in this role?</text:p>
        </text:list-item>
        <text:list-item>
          <text:p text:style-name="P3">Can you discuss any relevant coursework or training programs that have prepared you for this role?</text:p>
        </text:list-item>
        <text:list-item>
          <text:p text:style-name="P3">Have you held any leadership positions in professional organizations or clubs that are applicable to this job?</text:p>
        </text:list-item>
        <text:list-item>
          <text:p text:style-name="P3">How have you continued to develop your skills and knowledge since your last position?</text:p>
        </text:list-item>
        <text:list-item>
          <text:p text:style-name="P3">Can you provide examples of how you've mentored or trained colleagues in previous roles?</text:p>
        </text:list-item>
        <text:list-item>
          <text:p text:style-name="P3">What was the most challenging project you worked on, and how did you overcome obstacles?</text:p>
        </text:list-item>
        <text:list-item>
          <text:p text:style-name="P3">Have you ever managed a remote team or worked in a remote environment? What strategies did you use to ensure productivity?</text:p>
        </text:list-item>
        <text:list-item>
          <text:p text:style-name="P3">Describe any experience you have with cross-functional collaboration between different departments or teams.</text:p>
        </text:list-item>
        <text:list-item>
          <text:p text:style-name="P3">Can you share insights from any volunteer or community involvement that relates to your career?</text:p>
        </text:list-item>
        <text:list-item>
          <text:p text:style-name="P3">Discuss any international or multicultural experiences that have influenced your approach to work.</text:p>
        </text:list-item>
        <text:list-item>
          <text:p text:style-name="P3">How do you manage your professional network and connections to stay current in your field?</text:p>
          <text:p text:style-name="P3"><text:soft-page-break/></text:p>
        </text:list-item>
      </text:list>
      <text:p text:style-name="Text_20_body"><text:span text:style-name="Strong_20_Emphasis">Skills and Abilities:</text:span></text:p>
      <text:list xml:id="list4131845394" text:style-name="L2">
        <text:list-item>
          <text:p text:style-name="P5">What technical skills do you possess that are directly applicable to this job?</text:p>
        </text:list-item>
        <text:list-item>
          <text:p text:style-name="P5">Can you provide examples of situations where your problem-solving abilities made a significant impact?</text:p>
        </text:list-item>
        <text:list-item>
          <text:p text:style-name="P5">How do you handle high-pressure situations or tight deadlines?</text:p>
        </text:list-item>
        <text:list-item>
          <text:p text:style-name="P5">Describe your communication style and how it has benefited your past teams.</text:p>
        </text:list-item>
        <text:list-item>
          <text:p text:style-name="P5">What software tools or programs are you proficient in for this role?</text:p>
        </text:list-item>
        <text:list-item>
          <text:p text:style-name="P5">Give an example of a time when you had to adapt to new technology or software quickly.</text:p>
        </text:list-item>
        <text:list-item>
          <text:p text:style-name="P5">How do you approach collaboration and teamwork, especially in a remote or cross-functional setting?</text:p>
        </text:list-item>
        <text:list-item>
          <text:p text:style-name="P5">Can you discuss your leadership experience and the leadership style you prefer?</text:p>
        </text:list-item>
        <text:list-item>
          <text:p text:style-name="P5">What strategies do you use to stay organized and manage multiple tasks or projects simultaneously?</text:p>
        </text:list-item>
        <text:list-item>
          <text:p text:style-name="P5">How do you stay current with industry trends and developments in your field?</text:p>
        </text:list-item>
        <text:list-item>
          <text:p text:style-name="P6">Describe a technical skill you've recently acquired and how you put it into practice.</text:p>
        </text:list-item>
        <text:list-item>
          <text:p text:style-name="P6">How do you handle criticism or feedback about your work, and how has it helped you improve?</text:p>
        </text:list-item>
        <text:list-item>
          <text:p text:style-name="P6">Can you give examples of projects where your attention to detail was crucial to success?</text:p>
        </text:list-item>
        <text:list-item>
          <text:p text:style-name="P6">Share a situation where you had to lead a team through a crisis or challenging situation.</text:p>
        </text:list-item>
        <text:list-item>
          <text:p text:style-name="P6">Discuss your experience with data analysis and how you've used it to drive decision-making.</text:p>
        </text:list-item>
        <text:list-item>
          <text:p text:style-name="P6">Describe your approach to project management, including tools and methodologies you've used.</text:p>
        </text:list-item>
        <text:list-item>
          <text:p text:style-name="P6">How do you prioritize tasks when faced with multiple competing deadlines?</text:p>
        </text:list-item>
        <text:list-item>
          <text:p text:style-name="P6">Give an example of a time when you had to innovate to solve a complex problem.</text:p>
        </text:list-item>
        <text:list-item>
          <text:p text:style-name="P6">Can you explain your experience with public speaking or presenting to diverse audiences?</text:p>
        </text:list-item>
        <text:list-item>
          <text:p text:style-name="P6">How do you stay organized and ensure that nothing falls through the cracks in your work?</text:p>
          <text:p text:style-name="P6"/>
        </text:list-item>
      </text:list>
      <text:p text:style-name="Text_20_body"><text:span text:style-name="Strong_20_Emphasis">Behavioral Questions:</text:span></text:p>
      <text:list xml:id="list691202186" text:style-name="L3">
        <text:list-item>
          <text:p text:style-name="P8">Tell me about a time when you faced a significant challenge at work. How did you handle it?</text:p>
        </text:list-item>
        <text:list-item>
          <text:p text:style-name="P8">Describe a situation where you had to resolve a conflict within a team or with a colleague.</text:p>
        </text:list-item>
        <text:list-item>
          <text:p text:style-name="P8">Can you provide an example of when you demonstrated strong leadership skills?</text:p>
        </text:list-item>
        <text:list-item>
          <text:p text:style-name="P8">Give an instance where you had to adapt to unexpected changes in a project or work environment.</text:p>
        </text:list-item>
        <text:list-item>
          <text:p text:style-name="P8"><text:soft-page-break/>Discuss a time when you successfully collaborated with a diverse group of individuals to achieve a common goal.</text:p>
        </text:list-item>
        <text:list-item>
          <text:p text:style-name="P8">Share an experience where you had to provide constructive feedback to a colleague or subordinate.</text:p>
        </text:list-item>
        <text:list-item>
          <text:p text:style-name="P8">How do you prioritize tasks and manage your time effectively to meet deadlines?</text:p>
        </text:list-item>
        <text:list-item>
          <text:p text:style-name="P8">Describe a project or accomplishment that required you to think creatively or outside the box.</text:p>
        </text:list-item>
        <text:list-item>
          <text:p text:style-name="P8">Tell me about a situation where you had to make a difficult decision and how you arrived at that decision.</text:p>
        </text:list-item>
        <text:list-item>
          <text:p text:style-name="P8">Can you give an example of when you went above and beyond the call of duty in your previous role?</text:p>
        </text:list-item>
        <text:list-item>
          <text:p text:style-name="P9">Share a situation where you had to manage a project with limited resources. How did you allocate resources effectively?</text:p>
        </text:list-item>
        <text:list-item>
          <text:p text:style-name="P9">Discuss a time when you had to adapt your communication style to effectively collaborate with a team member who had a different communication style.</text:p>
        </text:list-item>
        <text:list-item>
          <text:p text:style-name="P9">How do you handle disagreements with a supervisor or manager? Can you provide an example?</text:p>
        </text:list-item>
        <text:list-item>
          <text:p text:style-name="P9">Describe a time when you had to make a decision without complete information. How did you approach it?</text:p>
        </text:list-item>
        <text:list-item>
          <text:p text:style-name="P9">Share a situation where you had to manage a team member who was struggling with their performance.</text:p>
        </text:list-item>
        <text:list-item>
          <text:p text:style-name="P9">Can you discuss a project where you had to work under intense pressure or tight deadlines? How did you manage stress?</text:p>
        </text:list-item>
        <text:list-item>
          <text:p text:style-name="P9">Tell me about a time when you had to deal with a difficult client or customer. How did you resolve the situation?</text:p>
        </text:list-item>
        <text:list-item>
          <text:p text:style-name="P9">Discuss a situation where you had to balance competing priorities and still deliver high-quality work.</text:p>
        </text:list-item>
        <text:list-item>
          <text:p text:style-name="P9">Describe your approach to setting and achieving personal and professional goals.</text:p>
        </text:list-item>
        <text:list-item>
          <text:p text:style-name="P9">How do you handle setbacks or failures in your career, and what have you learned from them?</text:p>
        </text:list-item>
      </text:list>
      <text:p text:style-name="Text_20_body"><text:span text:style-name="Strong_20_Emphasis">Cultural Fit:</text:span></text:p>
      <text:list xml:id="list726365134" text:style-name="L4">
        <text:list-item>
          <text:p text:style-name="P11">What values and principles are most important to you in a workplace?</text:p>
        </text:list-item>
        <text:list-item>
          <text:p text:style-name="P11">How do you envision yourself contributing to our company culture?</text:p>
        </text:list-item>
        <text:list-item>
          <text:p text:style-name="P11">Can you describe a work environment or team dynamic in which you thrive?</text:p>
        </text:list-item>
        <text:list-item>
          <text:p text:style-name="P11">What type of management style do you work best under?</text:p>
        </text:list-item>
        <text:list-item>
          <text:p text:style-name="P11">Give an example of how you've embraced diversity and inclusion in your previous roles.</text:p>
        </text:list-item>
        <text:list-item>
          <text:p text:style-name="P11"><text:soft-page-break/>How do you handle disagreements or differences of opinion within a team?</text:p>
        </text:list-item>
        <text:list-item>
          <text:p text:style-name="P11">What role does empathy play in your interactions with colleagues and clients?</text:p>
        </text:list-item>
        <text:list-item>
          <text:p text:style-name="P11">Describe a situation where you had to adapt to a company's culture that was different from what you were used to.</text:p>
        </text:list-item>
        <text:list-item>
          <text:p text:style-name="P11">What do you believe sets our company apart from others in the industry?</text:p>
        </text:list-item>
        <text:list-item>
          <text:p text:style-name="P11">How do you ensure that your personal values align with the values of the organizations you work for?</text:p>
        </text:list-item>
        <text:list-item>
          <text:p text:style-name="P12">How do you promote diversity and inclusion in your day-to-day work and interactions?</text:p>
        </text:list-item>
        <text:list-item>
          <text:p text:style-name="P12">Can you provide examples of your adaptability and flexibility in different work environments?</text:p>
        </text:list-item>
        <text:list-item>
          <text:p text:style-name="P12">How do you contribute to a positive and collaborative team atmosphere?</text:p>
        </text:list-item>
        <text:list-item>
          <text:p text:style-name="P12">Share a situation where you had to navigate a company's hierarchy or bureaucracy to achieve a goal.</text:p>
        </text:list-item>
        <text:list-item>
          <text:p text:style-name="P12">Describe your experience with corporate social responsibility or sustainability initiatives.</text:p>
        </text:list-item>
        <text:list-item>
          <text:p text:style-name="P12">How do you ensure open and effective communication within a team or organization?</text:p>
        </text:list-item>
        <text:list-item>
          <text:p text:style-name="P12">Discuss a time when you had to advocate for a change in workplace policies or practices.</text:p>
        </text:list-item>
        <text:list-item>
          <text:p text:style-name="P12">Share insights from a time when you successfully integrated into a new company culture.</text:p>
        </text:list-item>
        <text:list-item>
          <text:p text:style-name="P12">How do you handle ethical dilemmas or situations that challenge your values at work?</text:p>
        </text:list-item>
        <text:list-item>
          <text:p text:style-name="P12">Can you provide examples of your commitment to lifelong learning and personal growth?</text:p>
        </text:list-item>
      </text:list>
      <text:p text:style-name="Text_20_body"><text:span text:style-name="Strong_20_Emphasis">Technical Knowledge:</text:span></text:p>
      <text:list xml:id="list1268733393" text:style-name="L5">
        <text:list-item>
          <text:p text:style-name="P14">Can you explain your proficiency with specific programming languages or software relevant to this role?</text:p>
        </text:list-item>
        <text:list-item>
          <text:p text:style-name="P14">Provide an example of a complex technical problem you've solved in your previous position.</text:p>
        </text:list-item>
        <text:list-item>
          <text:p text:style-name="P14">How do you stay up-to-date with the latest developments and trends in your technical field?</text:p>
        </text:list-item>
        <text:list-item>
          <text:p text:style-name="P14">Describe a challenging technical project you've worked on from conception to completion.</text:p>
        </text:list-item>
        <text:list-item>
          <text:p text:style-name="P14">Can you explain any relevant certifications or training you have undergone to enhance your technical skills?</text:p>
        </text:list-item>
        <text:list-item>
          <text:p text:style-name="P14">Discuss your experience with troubleshooting and debugging technical issues.</text:p>
        </text:list-item>
        <text:list-item>
          <text:p text:style-name="P14">What coding or design principles do you consider most important in your work?</text:p>
        </text:list-item>
        <text:list-item>
          <text:p text:style-name="P14">How do you approach cybersecurity and data privacy concerns in your technical projects?</text:p>
        </text:list-item>
        <text:list-item>
          <text:p text:style-name="P14">Describe a situation where you had to quickly adapt to new technology or tools to achieve project goals.</text:p>
        </text:list-item>
        <text:list-item>
          <text:p text:style-name="P14">Can you provide examples of your experience with data analysis and interpretation?</text:p>
        </text:list-item>
        <text:list-item>
          <text:p text:style-name="P15">Explain your experience with specific project management software or tools.</text:p>
        </text:list-item>
        <text:list-item>
          <text:p text:style-name="P15"><text:soft-page-break/>How do you approach software or system upgrades, and can you share any experiences with such transitions?</text:p>
        </text:list-item>
        <text:list-item>
          <text:p text:style-name="P15">Describe your experience with database management and data integrity practices.</text:p>
        </text:list-item>
        <text:list-item>
          <text:p text:style-name="P15">Give examples of your proficiency in troubleshooting technical issues or providing tech support.</text:p>
        </text:list-item>
        <text:list-item>
          <text:p text:style-name="P15">Share your experience with cloud computing platforms and their benefits in your work.</text:p>
        </text:list-item>
        <text:list-item>
          <text:p text:style-name="P15">Discuss your familiarity with industry-specific regulations and compliance standards.</text:p>
        </text:list-item>
        <text:list-item>
          <text:p text:style-name="P15">How do you stay informed about emerging technologies and their potential impact on your field?</text:p>
        </text:list-item>
        <text:list-item>
          <text:p text:style-name="P15">Can you provide examples of how you've used data analytics to drive business decisions?</text:p>
        </text:list-item>
        <text:list-item>
          <text:p text:style-name="P15">Explain your approach to quality assurance and testing in software development or other technical areas.</text:p>
        </text:list-item>
        <text:list-item>
          <text:p text:style-name="P15">Share insights from a time when you had to train or onboard team members in technical skills.</text:p>
        </text:list-item>
      </text:list>
      <text:p text:style-name="Text_20_body"><text:span text:style-name="Strong_20_Emphasis">Job-Specific Questions:</text:span></text:p>
      <text:list xml:id="list2809772414" text:style-name="L6">
        <text:list-item>
          <text:p text:style-name="P17">What attracted you to this specific role and company?</text:p>
        </text:list-item>
        <text:list-item>
          <text:p text:style-name="P17">How do your qualifications align with the key responsibilities listed in the job description?</text:p>
        </text:list-item>
        <text:list-item>
          <text:p text:style-name="P17">Can you describe any relevant experience or achievements that directly relate to this position?</text:p>
        </text:list-item>
        <text:list-item>
          <text:p text:style-name="P17">What challenges do you anticipate facing in this role, and how would you approach them?</text:p>
        </text:list-item>
        <text:list-item>
          <text:p text:style-name="P17">Give an example of how you would prioritize tasks and responsibilities outlined in the job description.</text:p>
        </text:list-item>
        <text:list-item>
          <text:p text:style-name="P17">What strategies would you implement to excel in this role and contribute to the company's success?</text:p>
        </text:list-item>
        <text:list-item>
          <text:p text:style-name="P17">How do you see this position evolving over the next few years, and how would you adapt to those changes?</text:p>
        </text:list-item>
        <text:list-item>
          <text:p text:style-name="P17">Describe your familiarity with the products, services, or projects that are associated with this role.</text:p>
        </text:list-item>
        <text:list-item>
          <text:p text:style-name="P17">Can you discuss any specific industry-related challenges or opportunities that you're aware of?</text:p>
        </text:list-item>
        <text:list-item>
          <text:p text:style-name="P17">What do you believe sets you apart from other candidates applying for this same position?</text:p>
        </text:list-item>
        <text:list-item>
          <text:p text:style-name="P18">How do you plan to contribute to the specific goals of the team or department you would be joining?</text:p>
        </text:list-item>
        <text:list-item>
          <text:p text:style-name="P18">Can you describe any specialized certifications or qualifications that make you uniquely suited for this role?</text:p>
        </text:list-item>
        <text:list-item>
          <text:p text:style-name="P18"><text:soft-page-break/>What industry-specific trends or innovations do you believe will affect this role in the near future?</text:p>
        </text:list-item>
        <text:list-item>
          <text:p text:style-name="P18">How do you envision the role evolving over time, and what strategies would you implement to adapt?</text:p>
        </text:list-item>
        <text:list-item>
          <text:p text:style-name="P18">Discuss your experience with industry-specific software or tools relevant to this position.</text:p>
        </text:list-item>
        <text:list-item>
          <text:p text:style-name="P18">Can you provide examples of your success in meeting or exceeding key performance indicators (KPIs) in your previous roles?</text:p>
        </text:list-item>
        <text:list-item>
          <text:p text:style-name="P18">How do you approach risk management and compliance in this role, if applicable?</text:p>
        </text:list-item>
        <text:list-item>
          <text:p text:style-name="P18">Share insights into your knowledge of the target audience or customers for products or services related to this role.</text:p>
        </text:list-item>
        <text:list-item>
          <text:p text:style-name="P18">How do you see this role contributing to the company's competitive advantage in the market?</text:p>
        </text:list-item>
        <text:list-item>
          <text:p text:style-name="P18">Describe any innovations or improvements you would bring to this position based on your experience and expertise.</text:p>
        </text:list-item>
      </text:list>
      <text:p text:style-name="Text_20_body"><text:span text:style-name="Strong_20_Emphasis">Company and Industry Knowledge:</text:span></text:p>
      <text:list xml:id="list2465821759" text:style-name="L7">
        <text:list-item>
          <text:p text:style-name="P20">What do you know about our company's history and mission?</text:p>
        </text:list-item>
        <text:list-item>
          <text:p text:style-name="P20">Can you name our key competitors and briefly describe how we compare to them?</text:p>
        </text:list-item>
        <text:list-item>
          <text:p text:style-name="P20">How familiar are you with our current products or services?</text:p>
        </text:list-item>
        <text:list-item>
          <text:p text:style-name="P20">What recent news or developments have you come across regarding our industry?</text:p>
        </text:list-item>
        <text:list-item>
          <text:p text:style-name="P20">Can you discuss any market trends or challenges that our company might be facing?</text:p>
        </text:list-item>
        <text:list-item>
          <text:p text:style-name="P20">What excites you about our company's future direction and growth prospects?</text:p>
        </text:list-item>
        <text:list-item>
          <text:p text:style-name="P20">How do you think our company is positioned in the market compared to its competitors?</text:p>
        </text:list-item>
        <text:list-item>
          <text:p text:style-name="P20">What do you believe are the most significant opportunities and threats in our industry?</text:p>
        </text:list-item>
        <text:list-item>
          <text:p text:style-name="P20">How can your skills and experience contribute to our company's success in this industry?</text:p>
        </text:list-item>
        <text:list-item>
          <text:p text:style-name="P20">Describe any relevant industry-specific regulations or compliance issues you are aware of.</text:p>
        </text:list-item>
        <text:list-item>
          <text:p text:style-name="P21">What recent changes or developments in the industry do you find particularly intriguing or impactful?</text:p>
        </text:list-item>
        <text:list-item>
          <text:p text:style-name="P21">Can you discuss any emerging market opportunities or challenges specific to this industry?</text:p>
        </text:list-item>
        <text:list-item>
          <text:p text:style-name="P21">How do you see the company positioning itself to address market shifts or disruptions?</text:p>
        </text:list-item>
        <text:list-item>
          <text:p text:style-name="P21">Share your understanding of the company's competitive advantages and how they relate to your role.</text:p>
        </text:list-item>
        <text:list-item>
          <text:p text:style-name="P21">What role does sustainability or environmental responsibility play in the company's operations, if applicable?</text:p>
        </text:list-item>
        <text:list-item>
          <text:p text:style-name="P21">How do you envision the company's growth trajectory in the coming years, and how does your role contribute to that vision?</text:p>
        </text:list-item>
        <text:list-item>
          <text:p text:style-name="P21"><text:soft-page-break/>Can you provide examples of successful strategies or initiatives the company has undertaken in recent years?</text:p>
        </text:list-item>
        <text:list-item>
          <text:p text:style-name="P21">How does the company foster innovation and creativity among its employees?</text:p>
        </text:list-item>
        <text:list-item>
          <text:p text:style-name="P21">Discuss your understanding of the company's target market and customer segments.</text:p>
        </text:list-item>
        <text:list-item>
          <text:p text:style-name="P21">Can you explain any key partnerships, collaborations, or acquisitions the company has been involved in recently?</text:p>
        </text:list-item>
      </text:list>
      <text:p text:style-name="Text_20_body"><text:span text:style-name="Strong_20_Emphasis">Motivation and Career Goals:</text:span></text:p>
      <text:list xml:id="list3003424262" text:style-name="L8">
        <text:list-item>
          <text:p text:style-name="P23">What motivated you to apply for this particular role at our company?</text:p>
        </text:list-item>
        <text:list-item>
          <text:p text:style-name="P23">How does this position align with your long-term career goals?</text:p>
        </text:list-item>
        <text:list-item>
          <text:p text:style-name="P23">Can you describe a specific project or achievement you aspire to accomplish in this role?</text:p>
        </text:list-item>
        <text:list-item>
          <text:p text:style-name="P23">How do you envision your career progressing in the next five years?</text:p>
        </text:list-item>
        <text:list-item>
          <text:p text:style-name="P23">What type of work environment or company culture is most conducive to your professional growth?</text:p>
        </text:list-item>
        <text:list-item>
          <text:p text:style-name="P23">How do you stay motivated and engaged in your work on a day-to-day basis?</text:p>
        </text:list-item>
        <text:list-item>
          <text:p text:style-name="P23">Are there any specific industries or areas of work that particularly interest you?</text:p>
        </text:list-item>
        <text:list-item>
          <text:p text:style-name="P23">What role do mentorship and professional development play in your career aspirations?</text:p>
        </text:list-item>
        <text:list-item>
          <text:p text:style-name="P23">How do you handle setbacks or obstacles in your career path?</text:p>
        </text:list-item>
        <text:list-item>
          <text:p text:style-name="P23">Can you discuss any notable career achievements or milestones you aim to reach in the future?</text:p>
        </text:list-item>
        <text:list-item>
          <text:p text:style-name="P24">How do you set and track progress toward your professional development goals?</text:p>
        </text:list-item>
        <text:list-item>
          <text:p text:style-name="P24">Can you discuss any industry-specific conferences, workshops, or events you regularly attend?</text:p>
        </text:list-item>
        <text:list-item>
          <text:p text:style-name="P24">Share your experience with mentoring or coaching colleagues in their career development.</text:p>
        </text:list-item>
        <text:list-item>
          <text:p text:style-name="P24">How do you ensure a healthy work-life balance while pursuing your career goals?</text:p>
        </text:list-item>
        <text:list-item>
          <text:p text:style-name="P24">Describe your strategies for maintaining enthusiasm and motivation during challenging projects.</text:p>
        </text:list-item>
        <text:list-item>
          <text:p text:style-name="P24">Can you provide examples of how you've taken the initiative to drive your own career progression?</text:p>
        </text:list-item>
        <text:list-item>
          <text:p text:style-name="P24">What are your views on work-related stress, and how do you manage it in your career?</text:p>
        </text:list-item>
        <text:list-item>
          <text:p text:style-name="P24">Discuss your long-term vision for your career and how this role fits into that vision.</text:p>
        </text:list-item>
        <text:list-item>
          <text:p text:style-name="P24">Can you share insights from any leadership or management training you've received?</text:p>
        </text:list-item>
        <text:list-item>
          <text:p text:style-name="P24">How do you see yourself contributing to the company's mission and growth in the years ahead?</text:p>
          <text:p text:style-name="P24"/>
        </text:list-item>
      </text:list>
      <text:p text:style-name="Text_20_body"><text:soft-page-break/><text:span text:style-name="Strong_20_Emphasis">Questions for the Interviewer:</text:span></text:p>
      <text:list xml:id="list3309493585" text:style-name="L9">
        <text:list-item>
          <text:p text:style-name="P26">Can you describe the day-to-day responsibilities of this role?</text:p>
        </text:list-item>
        <text:list-item>
          <text:p text:style-name="P26">What are the short-term and long-term goals for the team or department I would be working in?</text:p>
        </text:list-item>
        <text:list-item>
          <text:p text:style-name="P26">How does this company support employee growth and development?</text:p>
        </text:list-item>
        <text:list-item>
          <text:p text:style-name="P26">What qualities are you looking for in the ideal candidate for this position?</text:p>
        </text:list-item>
        <text:list-item>
          <text:p text:style-name="P26">Can you provide insights into the team's dynamics and the individuals I would be collaborating with?</text:p>
        </text:list-item>
        <text:list-item>
          <text:p text:style-name="P26">How does the company promote work-life balance, especially in this role?</text:p>
        </text:list-item>
        <text:list-item>
          <text:p text:style-name="P26">What major projects or initiatives is the company currently focused on?</text:p>
        </text:list-item>
        <text:list-item>
          <text:p text:style-name="P26">How does the company measure success and performance in this role?</text:p>
        </text:list-item>
        <text:list-item>
          <text:p text:style-name="P26">Are there opportunities for professional development, additional training, or advancement?</text:p>
        </text:list-item>
        <text:list-item>
          <text:p text:style-name="P26">What is the next step in the interview process, and what is the expected timeline for a decision?</text:p>
        </text:list-item>
        <text:list-item>
          <text:p text:style-name="P27">What qualities and attributes have you observed in successful employees in this company?</text:p>
        </text:list-item>
        <text:list-item>
          <text:p text:style-name="P27">How does the company support professional development and growth opportunities for its employees?</text:p>
        </text:list-item>
        <text:list-item>
          <text:p text:style-name="P27">Can you provide examples of recent team accomplishments or projects that you're particularly proud of?</text:p>
        </text:list-item>
        <text:list-item>
          <text:p text:style-name="P27">How would you describe the typical career progression path for someone in this role?</text:p>
        </text:list-item>
        <text:list-item>
          <text:p text:style-name="P27">What do you believe sets this company apart as a great place to work?</text:p>
        </text:list-item>
        <text:list-item>
          <text:p text:style-name="P27">Can you share insights into the company's short-term and long-term strategic goals?</text:p>
        </text:list-item>
        <text:list-item>
          <text:p text:style-name="P27">How does the company encourage employee feedback and engagement in decision-making processes?</text:p>
        </text:list-item>
        <text:list-item>
          <text:p text:style-name="P27">What challenges or opportunities do you see for the team or department in the near future?</text:p>
        </text:list-item>
        <text:list-item>
          <text:p text:style-name="P27">Are there any specific performance metrics or expectations associated with this role?</text:p>
        </text:list-item>
        <text:list-item>
          <text:p text:style-name="P27">How does the company foster a culture of innovation and continuous improvement in its work?</text:p>
        </text:list-item>
      </text:list>
      <text:p text:style-name="Text_20_body"><text:span text:style-name="Strong_20_Emphasis">Behavioral Assessment:</text:span></text:p>
      <text:p text:style-name="Text_20_body">(Note: Behavioral assessments often involve hypothetical scenarios or situational judgment questions that may vary widely depending on the employer and role. Specific questions are typically provided during the assessment.)</text:p>
      <text:p text:style-name="Text_20_body"><text:span text:style-name="Strong_20_Emphasis">Case Studies or Work Samples:</text:span></text:p>
      <text:p text:style-name="Text_20_body">(Note: Case studies or work samples are often tailored to the specific role and industry. Questions would be related to the case or sample provided.)</text:p>
      <text:p text:style-name="Text_20_body"><text:soft-page-break/><text:line-break/></text:p>
      <text:p text:style-name="Text_20_body"><text:span text:style-name="Strong_20_Emphasis"/></text:p>
      <text:p text:style-name="Text_20_body"><text:span text:style-name="Strong_20_Emphasis"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11:11.214310833</meta:creation-date>
    <dc:date>2023-09-11T11:32:51.768732289</dc:date>
    <meta:editing-duration>PT28S</meta:editing-duration>
    <meta:editing-cycles>1</meta:editing-cycles>
    <meta:document-statistic meta:table-count="0" meta:image-count="0" meta:object-count="0" meta:page-count="9" meta:paragraph-count="195" meta:word-count="2845" meta:character-count="17217" meta:non-whitespace-character-count="14741"/>
    <meta:generator>LibreOffice/7.3.7.2$Linux_X86_64 LibreOffice_project/30$Build-2</meta:generator>
  </office:meta>
</office:document-meta>
</file>